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bc4428"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a22d3c" officeooo:paragraph-rsid="01a22d3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bd42d5" officeooo:paragraph-rsid="01bd42d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cddc42" officeooo:paragraph-rsid="01cddc42"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c4428" officeooo:paragraph-rsid="01bc4428"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c8f0a" officeooo:paragraph-rsid="01bd42d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1bc8f0a" officeooo:paragraph-rsid="01bc8f0a"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1bd42d5" officeooo:paragraph-rsid="01bd42d5"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1be71f1" officeooo:paragraph-rsid="01be71f1"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1ad5d98" officeooo:paragraph-rsid="01ad5d98"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Standard" style:list-style-name="L1">
      <style:paragraph-properties fo:line-height="115%"/>
      <style:text-properties style:use-window-font-color="true" style:font-name="FreeSans" fo:font-size="14pt" fo:letter-spacing="0.035cm" fo:font-weight="normal" officeooo:rsid="01c813bc" officeooo:paragraph-rsid="01c813bc" style:font-size-asian="14pt" style:font-weight-asian="normal" style:font-size-complex="14pt" style:font-weight-complex="normal"/>
    </style:style>
    <style:style style:name="P64"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8" style:family="paragraph" style:parent-style-name="Table_20_Contents">
      <style:paragraph-properties fo:text-align="center" style:justify-single-word="false"/>
      <style:text-properties style:use-window-font-color="true" style:text-position="0% 100%" style:font-name="FreeSans" fo:font-size="12pt" fo:font-weight="normal" officeooo:rsid="01cf9c4d" officeooo:paragraph-rsid="01cf9c4d" style:font-size-asian="12pt" style:font-weight-asian="normal" style:font-size-complex="12pt" style:font-weight-complex="normal"/>
    </style:style>
    <style:style style:name="P6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loext:graphic-properties draw:fill-color="#2c3756"/>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b64b1d"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bfe938"/>
    </style:style>
    <style:style style:name="T48" style:family="text">
      <style:text-properties officeooo:rsid="01cb5e41"/>
    </style:style>
    <style:style style:name="T49" style:family="text">
      <style:text-properties officeooo:rsid="01ce58fe"/>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6" draw:name="Shape2" draw:style-name="gr4" draw:text-style-name="P7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4"><text:span text:style-name="T32">Fase de </text:span><text:span text:style-name="T33">construcción</text:span><text:span text:style-name="T32">:</text:span><text:span text:style-name="T30"> ITERACIÓN N.º </text:span><text:span text:style-name="T31">6</text:span></text:p>
      <text:p text:style-name="P55"><draw:frame draw:style-name="fr2" draw:name="Image1" text:anchor-type="as-char" svg:width="14.6cm" svg:height="6.6cm" draw:z-index="8"><draw:image xlink:href="Pictures/1000020100000226000000FA04E233DC2B932CD2.png" xlink:type="simple" xlink:show="embed" xlink:actuate="onLoad" loext:mime-type="image/png"/></draw:frame></text:p>
      <text:p text:style-name="P52"><text:span text:style-name="T4">Proyecto </text:span><text:span text:style-name="T7">Colibrí</text:span></text:p>
      <text:p text:style-name="P31"/>
      <text:p text:style-name="P35">Asignatura</text:p>
      <text:p text:style-name="P31">Laboratorio de desarrollo de software</text:p>
      <text:p text:style-name="P31"/>
      <text:p text:style-name="P35">Autor<text:span text:style-name="T3">es</text:span></text:p>
      <text:p text:style-name="P34">Ariel Machini</text:p>
      <text:p text:style-name="P33">Cinthia Lima</text:p>
      <text:p text:style-name="P31"/>
      <text:p text:style-name="P35">Fecha de redacción</text:p>
      <text:p text:style-name="P31"><text:span text:style-name="T46">28/05</text:span>/<text:span text:style-name="T5">2019</text:span></text:p>
      <text:p text:style-name="P56"><draw:custom-shape text:anchor-type="paragraph" draw:z-index="1" draw:name="Shape1" draw:style-name="gr2"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4" svg:width="6.501cm" svg:height="18.5cm" svg:x="0.499cm" svg:y="0.75cm"><draw:text-box><text:p text:style-name="P73"><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42">Plan de </text:span><text:span text:style-name="T43">i</text:span><text:span text:style-name="T42">teración</text:span></text:p>
      <text:p text:style-name="P32"/>
      <text:p text:style-name="P41">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0"/>
      <text:p text:style-name="P38">Alcance</text:p>
      <text:p text:style-name="P46">En esta <text:span text:style-name="T44">iteración</text:span> se <text:span text:style-name="T35">generarán</text:span> los <text:span text:style-name="T28">siguientes entregables</text:span>:</text:p>
      <text:list xml:id="list4158049265" text:style-name="L1">
        <text:list-item>
          <text:p text:style-name="P63">Modelo de casos de uso (nueva versión).</text:p>
        </text:list-item>
      </text:list>
      <text:p text:style-name="P47"/>
      <text:p text:style-name="P39">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4">i</text:span>nicio </text:p>
          </table:table-cell>
          <table:table-cell table:style-name="Tabla1.A1" office:value-type="string">
            <text:p text:style-name="P16">Fecha de <text:span text:style-name="T37">finalización</text:span></text:p>
          </table:table-cell>
          <table:table-cell table:style-name="Tabla1.A1" office:value-type="string">
            <text:p text:style-name="P18">Fecha de <text:span text:style-name="T38">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4">Terminar CU06 (Modificación de formulario)</text:p>
          </table:table-cell>
          <table:table-cell table:style-name="Tabla1.B2" office:value-type="string">
            <text:p text:style-name="P10">🗎</text:p>
          </table:table-cell>
          <table:table-cell table:style-name="Tabla1.C2" office:value-type="string">
            <text:p text:style-name="P13">0<text:span text:style-name="T49">2</text:span>/07/19</text:p>
          </table:table-cell>
          <table:table-cell table:style-name="Tabla1.D2" office:value-type="string">
            <text:p text:style-name="P29">10/06/19</text:p>
          </table:table-cell>
          <table:table-cell table:style-name="Tabla1.E2" office:value-type="string">
            <text:p text:style-name="P27">Ariel Machini</text:p>
          </table:table-cell>
        </table:table-row>
        <table:table-row table:style-name="Tabla1.2">
          <table:table-cell table:style-name="Tabla1.A2" office:value-type="string">
            <text:p text:style-name="P25">Hacer el diagrama de casos de uso para la aplicación móvil</text:p>
          </table:table-cell>
          <table:table-cell table:style-name="Tabla1.B4" office:value-type="string">
            <text:p text:style-name="P12">30/05/19</text:p>
          </table:table-cell>
          <table:table-cell table:style-name="Tabla1.C4" office:value-type="string">
            <text:p text:style-name="P68">05/07/19</text:p>
          </table:table-cell>
          <table:table-cell table:style-name="Tabla1.D4" office:value-type="string">
            <text:p text:style-name="P29">10/06/19</text:p>
          </table:table-cell>
          <table:table-cell table:style-name="Tabla1.E4" office:value-type="string">
            <text:p text:style-name="P28">Cinthia Lima</text:p>
          </table:table-cell>
        </table:table-row>
        <table:table-row table:style-name="Tabla1.2">
          <table:table-cell table:style-name="Tabla1.A2" office:value-type="string">
            <text:p text:style-name="P26">Construir la estructura básica (diseño de la UI <text:span text:style-name="T47">y</text:span> <text:span text:style-name="T47">disposición de los elementos de la misma</text:span>) de la aplicación móvil</text:p>
          </table:table-cell>
          <table:table-cell table:style-name="Tabla1.B4" office:value-type="string">
            <text:p text:style-name="P12">30/05/19</text:p>
          </table:table-cell>
          <table:table-cell table:style-name="Tabla1.C4" office:value-type="string">
            <text:p text:style-name="P11">-</text:p>
          </table:table-cell>
          <table:table-cell table:style-name="Tabla1.D4" office:value-type="string">
            <text:p text:style-name="P29">10/06/19</text:p>
          </table:table-cell>
          <table:table-cell table:style-name="Tabla1.E4" office:value-type="string">
            <text:p text:style-name="P28">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ext:soft-page-break/>
        <table:table-row table:style-name="Tabla1.2">
          <table:table-cell table:style-name="Tabla1.A5" table:number-columns-spanned="5" office:value-type="string">
            <text:p text:style-name="P21"><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2"><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3"><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7"/>
      <text:p text:style-name="P40">Re<text:span text:style-name="T8">cursos</text:span></text:p>
      <text:p text:style-name="P61">Humanos:</text:p>
      <text:list xml:id="list1443604394" text:style-name="L2">
        <text:list-item>
          <text:p text:style-name="P69"><text:span text:style-name="T36">Dos</text:span> analistas:</text:p>
          <text:list>
            <text:list-item>
              <text:p text:style-name="P70">Lima, Cinthia.</text:p>
            </text:list-item>
            <text:list-item>
              <text:p text:style-name="P70">Machini, Ariel.</text:p>
            </text:list-item>
          </text:list>
        </text:list-item>
      </text:list>
      <text:p text:style-name="P58"/>
      <text:p text:style-name="P61">Ha<text:span text:style-name="T9">r</text:span>dware:</text:p>
      <text:list xml:id="list3462779679" text:style-name="L3">
        <text:list-item>
          <text:p text:style-name="P65">Notebook Lenovo Legion Y720.</text:p>
        </text:list-item>
        <text:list-item>
          <text:p text:style-name="P65">Notebook Banghó MAX G01.</text:p>
        </text:list-item>
      </text:list>
      <text:p text:style-name="P9"/>
      <text:p text:style-name="P8"><text:span text:style-name="T11">M</text:span><text:span text:style-name="T10">isceláneo:</text:span></text:p>
      <text:list xml:id="list201485658" text:style-name="L4">
        <text:list-item>
          <text:p text:style-name="P66"><text:span text:style-name="T34">Acceso a </text:span>Internet.</text:p>
        </text:list-item>
        <text:list-item>
          <text:p text:style-name="P67">Repositorio <text:span text:style-name="T34">(</text:span>en GitHub<text:span text:style-name="T34">)</text:span>.</text:p>
        </text:list-item>
      </text:list>
      <text:p text:style-name="P59"/>
      <text:p text:style-name="P44">Objetivos alcanzados</text:p>
      <text:p text:style-name="P48">De las <text:span text:style-name="T48">x (x) </text:span>tareas definidas se pudieron ejecutar y termina<text:span text:style-name="T41">r y (y) </text:span>con éxito:</text:p>
      <text:list xml:id="list1243962945" text:style-name="L5">
        <text:list-item>
          <text:p text:style-name="P64">-</text:p>
        </text:list-item>
      </text:list>
      <text:p text:style-name="P50"/>
      <text:p text:style-name="P43">Conclusión</text:p>
      <text:p text:style-name="P51">-</text:p>
      <text:p text:style-name="P49"/>
      <text:p text:style-name="P42">Estado del repositorio</text:p>
      <text:p text:style-name="P62"><text:span text:style-name="T6">Versión </text:span><text:span text:style-name="T29">inicial</text:span><text:span text:style-name="T6"> — </text:span><text:span text:style-name="T29">final</text:span><text:span text:style-name="T6">:</text:span> <text:span text:style-name="T45">229</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4</text:page-count></text:p>
      </style:header>
      <style:header-first>
        <text:p text:style-name="MP2"><text:span text:style-name="MT1">PLAN DE ITERACIÓN — </text:span>PÁGINA <text:page-number text:select-page="current">1</text:page-number><text:s/>DE <text:page-count>4</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7"><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6-06T18:54:32.738272000</dc:date>
    <meta:editing-duration>P1DT9H29M7S</meta:editing-duration>
    <meta:editing-cycles>343</meta:editing-cycles>
    <meta:generator>LibreOffice/6.0.7.3$Linux_X86_64 LibreOffice_project/00m0$Build-3</meta:generator>
    <dc:title>Plan de Iteración</dc:title>
    <dc:subject>Horizon</dc:subject>
    <dc:creator>Ariel Machini</dc:creator>
    <meta:document-statistic meta:table-count="3" meta:image-count="3" meta:object-count="0" meta:page-count="4" meta:paragraph-count="75" meta:word-count="403" meta:character-count="2423" meta:non-whitespace-character-count="2095"/>
  </office:meta>
</office:document-meta>
</file>